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32.33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original wheelchair_visitor (2010)</text:p>
          </table:table-cell>
          <table:table-cell table:style-name="ce1" office:value-type="string" calcext:value-type="string">
            <text:p>optimiert mit Kantenlänge 0.00146°</text:p>
          </table:table-cell>
          <table:table-cell table:style-name="ce1" office:value-type="string" calcext:value-type="string">
            <text:p>optimiert mit Kantenlänge 0.0073°</text:p>
          </table:table-cell>
          <table:table-cell table:style-name="ce1" office:value-type="string" calcext:value-type="string">
            <text:p>optimiert mit Kantenlänge 0.0365°</text:p>
          </table:table-cell>
          <table:table-cell table:style-name="ce1" office:value-type="string" calcext:value-type="string">
            <text:p>original roald-linus (2011)</text:p>
          </table:table-cell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Anzahl Changesets</text:p>
          </table:table-cell>
          <table:table-cell office:value-type="float" office:value="258" calcext:value-type="float">
            <text:p>258</text:p>
          </table:table-cell>
          <table:table-cell office:value-type="float" office:value="2750" calcext:value-type="float">
            <text:p>2750</text:p>
          </table:table-cell>
          <table:table-cell office:value-type="float" office:value="2529" calcext:value-type="float">
            <text:p>2529</text:p>
          </table:table-cell>
          <table:table-cell office:value-type="float" office:value="1819" calcext:value-type="float">
            <text:p>1819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urchschnittliche Fläche der Changesets</text:p>
          </table:table-cell>
          <table:table-cell table:style-name="ce2" office:value-type="float" office:value="479.8549" calcext:value-type="float">
            <text:p>4,798549E+02</text:p>
          </table:table-cell>
          <table:table-cell table:style-name="ce2" office:value-type="float" office:value="0.0000004649216" calcext:value-type="float">
            <text:p>4,649216E-07</text:p>
          </table:table-cell>
          <table:table-cell table:style-name="ce2" office:value-type="float" office:value="0.00001172182" calcext:value-type="float">
            <text:p>1,172182E-05</text:p>
          </table:table-cell>
          <table:table-cell table:style-name="ce2" office:value-type="float" office:value="0.0001408914" calcext:value-type="float">
            <text:p>1,408914E-04</text:p>
          </table:table-cell>
          <table:table-cell table:style-name="ce2" office:value-type="float" office:value="0.0001202933" calcext:value-type="float">
            <text:p>1,202933E-04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durchschnittliche Anzahl von Changes pro Changeset</text:p>
          </table:table-cell>
          <table:table-cell office:value-type="float" office:value="49.2" calcext:value-type="float">
            <text:p>49,2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6.8" calcext:value-type="float">
            <text:p>6,8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office:value-type="string" calcext:value-type="string">
            <text:p>min. Fläche</text:p>
          </table:table-cell>
          <table:table-cell table:style-name="ce2" table:formula="of:=MIN([.B3:.F3])" office:value-type="float" office:value="0.0000004649216" calcext:value-type="float">
            <text:p>4,649216E-07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Vielfaches</text:p>
          </table:table-cell>
          <table:table-cell table:formula="of:=[.B3]/[.$B$10]" office:value-type="float" office:value="1032120039.16359" calcext:value-type="float">
            <text:p>1032120039,16359</text:p>
          </table:table-cell>
          <table:table-cell table:formula="of:=[.C3]/[.$B$10]" office:value-type="float" office:value="1" calcext:value-type="float">
            <text:p>1</text:p>
          </table:table-cell>
          <table:table-cell table:formula="of:=[.D3]/[.$B$10]" office:value-type="float" office:value="25.2124659297395" calcext:value-type="float">
            <text:p>25,2124659297</text:p>
          </table:table-cell>
          <table:table-cell table:formula="of:=[.E3]/[.$B$10]" office:value-type="float" office:value="303.04335182534" calcext:value-type="float">
            <text:p>303,0433518253</text:p>
          </table:table-cell>
          <table:table-cell table:formula="of:=[.F3]/[.$B$10]" office:value-type="float" office:value="258.73889275095" calcext:value-type="float">
            <text:p>258,7388927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ixel (Wurzel)</text:p>
          </table:table-cell>
          <table:table-cell table:formula="of:=ROUND( SQRT([.B13]))" office:value-type="float" office:value="32127" calcext:value-type="float">
            <text:p>32127</text:p>
          </table:table-cell>
          <table:table-cell table:formula="of:=ROUND( SQRT([.C13]))" office:value-type="float" office:value="1" calcext:value-type="float">
            <text:p>1</text:p>
          </table:table-cell>
          <table:table-cell table:formula="of:=ROUND( SQRT([.D13]))" office:value-type="float" office:value="5" calcext:value-type="float">
            <text:p>5</text:p>
          </table:table-cell>
          <table:table-cell table:formula="of:=ROUND( SQRT([.E13]))" office:value-type="float" office:value="17" calcext:value-type="float">
            <text:p>17</text:p>
          </table:table-cell>
          <table:table-cell table:formula="of:=ROUND( SQRT([.F13]))" office:value-type="float" office:value="16" calcext:value-type="float">
            <text:p>1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0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.00.0000</text:date>, <text:time style:data-style-name="N2" text:time-value="17:19:51.5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2:19:53.620000000</meta:creation-date>
    <dc:date>2016-02-06T17:25:46.747000000</dc:date>
    <meta:editing-duration>PT12M40S</meta:editing-duration>
    <meta:editing-cycles>3</meta:editing-cycles>
    <meta:generator>LibreOffice/5.0.3.2$Windows_x86 LibreOffice_project/e5f16313668ac592c1bfb310f4390624e3dbfb75</meta:generator>
    <meta:document-statistic meta:table-count="1" meta:cell-count="37" meta:object-count="0"/>
  </office:meta>
</office:document-meta>
</file>